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nna M. Lefebore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6, 1891</text:p>
      <text:p text:style-name="P5">Month<text:tab/><text:tab/><text:tab/><text:tab/><text:tab/><text:tab/>Ma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Phila. May 6<text:span text:style-name="T2">th</text:span><text:span text:style-name="T4"> 1891./</text:span></text:p>
      <text:p text:style-name="P2"><text:span text:style-name="T4">Rev. Dr. Morais,/</text:span></text:p>
      <text:p text:style-name="P2"><text:span text:style-name="T4"><text:tab/>Dear Sir,/<text:tab/></text:span></text:p>
      <text:p text:style-name="P2"><text:span text:style-name="T4"><text:tab/><text:tab/>I have taken/ the liberty of writing to you con-/cerning a little Hebrew boy, for/ whom I feel much interest./</text:span></text:p>
      <text:p text:style-name="P2"><text:span text:style-name="T4"><text:tab/>I made his acquaintance/ more than a year ago while/ he was "peddling" matches &amp;c./ in the market, but it is only/ within a few months that/ I have learned his history &amp;/ his </text:span><text:span text:style-name="T5">great</text:span><text:span text:style-name="T6"> desire to learn to/ read and write. <text:s/>I will/ give you his history as I/ have learned it from him/</text:span></text:p>
      <text:p text:style-name="P2"><text:span text:style-name="T6"/></text:p>
      <text:p text:style-name="P2"><text:span text:style-name="T6">[Page 2]</text:span></text:p>
      <text:p text:style-name="P2"><text:span text:style-name="T6">as briefly as possible./</text:span></text:p>
      <text:p text:style-name="P2"><text:span text:style-name="T6"><text:tab/>His name is Abram Cohen,/ and he lives at 707 St. Mary/ St. <text:s/>He is ten years old &amp;/ has been "peddling" for several/ years. <text:s/>There are eight/ children of them; five young-/er than himself; his father/ </text:span><text:soft-page-break/><text:span text:style-name="T6">has been out of employment/ four months. <text:s/>His older/ sister earns from $1.50 to $2.00/ per week on a sewing machine./</text:span></text:p>
      <text:p text:style-name="P2"><text:span text:style-name="T6"><text:tab/>The older brother has no/ special employment but earns/ at odd jobs. <text:s/>He came to/ me (Abram I mean) to inquire/ if I could get him where he/ could learn to read and/</text:span></text:p>
      <text:p text:style-name="P2"><text:span text:style-name="T6"/></text:p>
      <text:p text:style-name="P2"><text:span text:style-name="T6">[Page 3]</text:span></text:p>
      <text:p text:style-name="P2"><text:span text:style-name="T6">write, as he could not be/ placed in school regularly/ because the family needed/ his earnings. <text:s/>At my sug-/gestion he went one evening/ to the Italian Mission School/ 8th &amp; Bainbridge but he says/ after walking all day he is/ so sleepy he cannot keep/ awake. <text:s/>Besides the money/ he gives at home, he put/ away very small sums at a/ time in the Dime Saving Fund/ and with this bought him-/self shoes and a neat jacket/ which he came to show me./</text:span></text:p>
      <text:p text:style-name="P2"><text:span text:style-name="T6"><text:tab/>I told him I would write/ to one of his own ministers/</text:span></text:p>
      <text:p text:style-name="P2"><text:span text:style-name="T6"/></text:p>
      <text:p text:style-name="P2"><text:span text:style-name="T6">[Page 4]</text:span></text:p>
      <text:p text:style-name="P2"><text:span text:style-name="T6">and see if there was not a/ school where his desire could/ be gratified. <text:s/>He is a sen-/sible, industrious little fellow,/ and good at calculations/ mentally, and I believe will/ make a good business man/ if he has an opportunity to/ rise. <text:s/>Thinking you per-/haps would know more about/ schools &amp;c. and would feel as/ much interested as I do, I will/ leave this matter in your hands,/ believing it will not be nec-/essary to apologize further/ for trenching upon your time./ <text:s/>Yours Sincerely/ Anna M. Lefebore./</text:span></text:p>
      <text:p text:style-name="P2"><text:span text:style-name="T6">232 N. 21</text:span><text:span text:style-name="T3">st</text:span><text:span text:style-name="T6">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4:15:25.79</meta:creation-date>
    <meta:document-statistic meta:table-count="0" meta:image-count="0" meta:object-count="0" meta:page-count="3" meta:paragraph-count="76" meta:word-count="538" meta:character-count="3268"/>
    <dc:date>2011-11-23T14:23:52.59</dc:date>
    <dc:creator>Penn Libraries</dc:creator>
    <meta:editing-duration>PT00H08M26S</meta:editing-duration>
    <meta:editing-cycles>1</meta:editing-cycles>
    <meta:generator>OpenOffice.org/3.2$Win32 OpenOffice.org_project/320m12$Build-9483</meta:generator>
  </office:meta>
</office:document-meta>
</file>